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Heading_20_1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bnfwhv6gx4v0"/>Functional Requirements</text:p>
      <text:list xml:id="list1813550411" text:style-name="WWNum1">
        <text:list-item>
          <text:p text:style-name="P1">The system shall provide a photo and video upload function</text:p>
        </text:list-item>
        <text:list-item>
          <text:p text:style-name="P1">The system shall show in the main section other users’ photos and videos</text:p>
        </text:list-item>
        <text:list-item>
          <text:p text:style-name="P1">The system shall provide hashtag support, which means:</text:p>
          <text:list>
            <text:list-item>
              <text:p text:style-name="P2">Hashtag recognition and search* on click/tap</text:p>
            </text:list-item>
            <text:list-item>
              <text:p text:style-name="P2">*Searching photos and videos containing a specific hashta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52" meta:character-count="314" meta:non-whitespace-character-count="273"/>
    <meta:generator>LibreOfficeDev/6.0.5.2$Linux_X86_64 LibreOffice_project/</meta:generator>
  </office:meta>
</office:document-meta>
</file>